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65.18423462" calcext:value-type="float">
            <text:p>65,18423462</text:p>
          </table:table-cell>
          <table:table-cell office:value-type="float" office:value="5.365569951E-027" calcext:value-type="float">
            <text:p>5,37E-027</text:p>
          </table:table-cell>
          <table:table-cell office:value-type="float" office:value="4.471274376" calcext:value-type="float">
            <text:p>4,47127437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66.32064819" calcext:value-type="float">
            <text:p>66,32064819</text:p>
          </table:table-cell>
          <table:table-cell office:value-type="float" office:value="6.551555299E-027" calcext:value-type="float">
            <text:p>6,55E-027</text:p>
          </table:table-cell>
          <table:table-cell office:value-type="float" office:value="4.475914001" calcext:value-type="float">
            <text:p>4,475914001</text:p>
          </table:table-cell>
          <table:table-cell table:style-name="ce2" table:formula="of:=([.E3]-[.E2])/[.E2]" office:value-type="float" office:value="0.00103765159769729" calcext:value-type="float">
            <text:p>0,001037651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2677" calcext:value-type="float">
            <text:p>142677</text:p>
          </table:table-cell>
          <table:table-cell office:value-type="float" office:value="72.06251526" calcext:value-type="float">
            <text:p>72,06251526</text:p>
          </table:table-cell>
          <table:table-cell office:value-type="float" office:value="1.197187305E-020" calcext:value-type="float">
            <text:p>1,20E-020</text:p>
          </table:table-cell>
          <table:table-cell office:value-type="float" office:value="3.06670928" calcext:value-type="float">
            <text:p>3,06670928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2677" calcext:value-type="float">
            <text:p>142677</text:p>
          </table:table-cell>
          <table:table-cell office:value-type="float" office:value="73.84255219" calcext:value-type="float">
            <text:p>73,84255219</text:p>
          </table:table-cell>
          <table:table-cell office:value-type="float" office:value="1.184353485E-020" calcext:value-type="float">
            <text:p>1,18E-020</text:p>
          </table:table-cell>
          <table:table-cell office:value-type="float" office:value="3.068658352" calcext:value-type="float">
            <text:p>3,068658352</text:p>
          </table:table-cell>
          <table:table-cell table:formula="of:=([.E5]-[.E4])/[.E4]" office:value-type="float" office:value="0.000635558125027078" calcext:value-type="float">
            <text:p>0,000635558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3061" calcext:value-type="float">
            <text:p>143061</text:p>
          </table:table-cell>
          <table:table-cell office:value-type="float" office:value="74.6599884" calcext:value-type="float">
            <text:p>74,6599884</text:p>
          </table:table-cell>
          <table:table-cell office:value-type="float" office:value="9.492067928E-018" calcext:value-type="float">
            <text:p>9,49E-018</text:p>
          </table:table-cell>
          <table:table-cell office:value-type="float" office:value="2.459199429" calcext:value-type="float">
            <text:p>2,459199429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3061" calcext:value-type="float">
            <text:p>143061</text:p>
          </table:table-cell>
          <table:table-cell office:value-type="float" office:value="80.51468658" calcext:value-type="float">
            <text:p>80,51468658</text:p>
          </table:table-cell>
          <table:table-cell office:value-type="float" office:value="1.004633105E-017" calcext:value-type="float">
            <text:p>1,00E-017</text:p>
          </table:table-cell>
          <table:table-cell office:value-type="float" office:value="2.461806297" calcext:value-type="float">
            <text:p>2,461806297</text:p>
          </table:table-cell>
          <table:table-cell table:style-name="ce3" table:formula="of:=([.E7]-[.E6])/[.E6]" office:value-type="float" office:value="0.00106004741594301" calcext:value-type="float">
            <text:p>0,001060047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3624" calcext:value-type="float">
            <text:p>143624</text:p>
          </table:table-cell>
          <table:table-cell office:value-type="float" office:value="80.73556519" calcext:value-type="float">
            <text:p>80,73556519</text:p>
          </table:table-cell>
          <table:table-cell office:value-type="float" office:value="1.56002526E-015" calcext:value-type="float">
            <text:p>1,56E-015</text:p>
          </table:table-cell>
          <table:table-cell office:value-type="float" office:value="2.09533" calcext:value-type="float">
            <text:p>2,0953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3624" calcext:value-type="float">
            <text:p>143624</text:p>
          </table:table-cell>
          <table:table-cell office:value-type="float" office:value="82.42900085" calcext:value-type="float">
            <text:p>82,42900085</text:p>
          </table:table-cell>
          <table:table-cell office:value-type="float" office:value="1.649608841E-015" calcext:value-type="float">
            <text:p>1,65E-015</text:p>
          </table:table-cell>
          <table:table-cell office:value-type="float" office:value="2.095772266" calcext:value-type="float">
            <text:p>2,095772266</text:p>
          </table:table-cell>
          <table:table-cell table:style-name="ce3" table:formula="of:=([.E9]-[.E8])/[.E8]" office:value-type="float" office:value="0.00021107224160388" calcext:value-type="float">
            <text:p>0,000211072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3750" calcext:value-type="float">
            <text:p>143750</text:p>
          </table:table-cell>
          <table:table-cell office:value-type="float" office:value="82.53156281" calcext:value-type="float">
            <text:p>82,53156281</text:p>
          </table:table-cell>
          <table:table-cell office:value-type="float" office:value="0.0000000000001207666101" calcext:value-type="float">
            <text:p>1,21E-013</text:p>
          </table:table-cell>
          <table:table-cell office:value-type="float" office:value="1.841907024" calcext:value-type="float">
            <text:p>1,84190702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3750" calcext:value-type="float">
            <text:p>143750</text:p>
          </table:table-cell>
          <table:table-cell office:value-type="float" office:value="85.41558075" calcext:value-type="float">
            <text:p>85,41558075</text:p>
          </table:table-cell>
          <table:table-cell office:value-type="float" office:value="0.0000000000001309908941" calcext:value-type="float">
            <text:p>1,31E-013</text:p>
          </table:table-cell>
          <table:table-cell office:value-type="float" office:value="1.842495203" calcext:value-type="float">
            <text:p>1,842495203</text:p>
          </table:table-cell>
          <table:table-cell table:style-name="ce3" table:formula="of:=([.E11]-[.E10])/[.E10]" office:value-type="float" office:value="0.000319331536465081" calcext:value-type="float">
            <text:p>0,000319331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4036" calcext:value-type="float">
            <text:p>144036</text:p>
          </table:table-cell>
          <table:table-cell office:value-type="float" office:value="85.46369934" calcext:value-type="float">
            <text:p>85,46369934</text:p>
          </table:table-cell>
          <table:table-cell office:value-type="float" office:value="0.000000000003516439527" calcext:value-type="float">
            <text:p>3,52E-012</text:p>
          </table:table-cell>
          <table:table-cell office:value-type="float" office:value="1.65385437" calcext:value-type="float">
            <text:p>1,65385437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4036" calcext:value-type="float">
            <text:p>144036</text:p>
          </table:table-cell>
          <table:table-cell office:value-type="float" office:value="87.91363525" calcext:value-type="float">
            <text:p>87,91363525</text:p>
          </table:table-cell>
          <table:table-cell office:value-type="float" office:value="0.000000000001226836775" calcext:value-type="float">
            <text:p>1,23E-012</text:p>
          </table:table-cell>
          <table:table-cell office:value-type="float" office:value="1.654244065" calcext:value-type="float">
            <text:p>1,654244065</text:p>
          </table:table-cell>
          <table:table-cell table:formula="of:=([.E13]-[.E12])/[.E12]" office:value-type="float" office:value="0.000235628364303906" calcext:value-type="float">
            <text:p>0,000235628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4279" calcext:value-type="float">
            <text:p>144279</text:p>
          </table:table-cell>
          <table:table-cell office:value-type="float" office:value="87.94047546" calcext:value-type="float">
            <text:p>87,94047546</text:p>
          </table:table-cell>
          <table:table-cell office:value-type="float" office:value="0.00000000006078212933" calcext:value-type="float">
            <text:p>6,08E-011</text:p>
          </table:table-cell>
          <table:table-cell office:value-type="float" office:value="1.50516355" calcext:value-type="float">
            <text:p>1,50516355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4279" calcext:value-type="float">
            <text:p>144279</text:p>
          </table:table-cell>
          <table:table-cell office:value-type="float" office:value="90.14261627" calcext:value-type="float">
            <text:p>90,14261627</text:p>
          </table:table-cell>
          <table:table-cell office:value-type="float" office:value="0.00000000006460657703" calcext:value-type="float">
            <text:p>6,46E-011</text:p>
          </table:table-cell>
          <table:table-cell office:value-type="float" office:value="1.505471468" calcext:value-type="float">
            <text:p>1,505471468</text:p>
          </table:table-cell>
          <table:table-cell table:formula="of:=([.E15]-[.E14])/[.E14]" office:value-type="float" office:value="0.000204574446411537" calcext:value-type="float">
            <text:p>0,000204574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4440" calcext:value-type="float">
            <text:p>144440</text:p>
          </table:table-cell>
          <table:table-cell office:value-type="float" office:value="88.22573853" calcext:value-type="float">
            <text:p>88,22573853</text:p>
          </table:table-cell>
          <table:table-cell office:value-type="float" office:value="0.0000000001025637769" calcext:value-type="float">
            <text:p>1,03E-010</text:p>
          </table:table-cell>
          <table:table-cell office:value-type="float" office:value="1.383883357" calcext:value-type="float">
            <text:p>1,383883357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4440" calcext:value-type="float">
            <text:p>144440</text:p>
          </table:table-cell>
          <table:table-cell office:value-type="float" office:value="91.60566711" calcext:value-type="float">
            <text:p>91,60566711</text:p>
          </table:table-cell>
          <table:table-cell office:value-type="float" office:value="0.0000000001093437146" calcext:value-type="float">
            <text:p>1,09E-010</text:p>
          </table:table-cell>
          <table:table-cell office:value-type="float" office:value="1.384393215" calcext:value-type="float">
            <text:p>1,384393215</text:p>
          </table:table-cell>
          <table:table-cell table:formula="of:=([.E17]-[.E16])/[.E16]" office:value-type="float" office:value="0.000368425559438265" calcext:value-type="float">
            <text:p>0,000368425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4793" calcext:value-type="float">
            <text:p>144793</text:p>
          </table:table-cell>
          <table:table-cell office:value-type="float" office:value="91.60855103" calcext:value-type="float">
            <text:p>91,60855103</text:p>
          </table:table-cell>
          <table:table-cell office:value-type="float" office:value="0.000000001042798181" calcext:value-type="float">
            <text:p>1,04E-009</text:p>
          </table:table-cell>
          <table:table-cell office:value-type="float" office:value="1.282501459" calcext:value-type="float">
            <text:p>1,282501459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4793" calcext:value-type="float">
            <text:p>144793</text:p>
          </table:table-cell>
          <table:table-cell office:value-type="float" office:value="94.35839081" calcext:value-type="float">
            <text:p>94,35839081</text:p>
          </table:table-cell>
          <table:table-cell office:value-type="float" office:value="0.000000001561529794" calcext:value-type="float">
            <text:p>1,56E-009</text:p>
          </table:table-cell>
          <table:table-cell office:value-type="float" office:value="1.282991648" calcext:value-type="float">
            <text:p>1,282991648</text:p>
          </table:table-cell>
          <table:table-cell table:style-name="ce3" table:formula="of:=([.E19]-[.E18])/[.E18]" office:value-type="float" office:value="0.000382213210410059" calcext:value-type="float">
            <text:p>0,000382213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5130" calcext:value-type="float">
            <text:p>145130</text:p>
          </table:table-cell>
          <table:table-cell office:value-type="float" office:value="94.35912323" calcext:value-type="float">
            <text:p>94,35912323</text:p>
          </table:table-cell>
          <table:table-cell office:value-type="float" office:value="0.0000000003539292193" calcext:value-type="float">
            <text:p>3,54E-010</text:p>
          </table:table-cell>
          <table:table-cell office:value-type="float" office:value="1.195011377" calcext:value-type="float">
            <text:p>1,195011377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5130" calcext:value-type="float">
            <text:p>145130</text:p>
          </table:table-cell>
          <table:table-cell office:value-type="float" office:value="95.79173279" calcext:value-type="float">
            <text:p>95,79173279</text:p>
          </table:table-cell>
          <table:table-cell office:value-type="float" office:value="0.000000002589816139" calcext:value-type="float">
            <text:p>2,59E-009</text:p>
          </table:table-cell>
          <table:table-cell office:value-type="float" office:value="1.195317984" calcext:value-type="float">
            <text:p>1,195317984</text:p>
          </table:table-cell>
          <table:table-cell table:style-name="ce3" table:formula="of:=([.E21]-[.E20])/[.E20]" office:value-type="float" office:value="0.000256572452698882" calcext:value-type="float">
            <text:p>0,000256572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5355" calcext:value-type="float">
            <text:p>145355</text:p>
          </table:table-cell>
          <table:table-cell office:value-type="float" office:value="95.79167175" calcext:value-type="float">
            <text:p>95,79167175</text:p>
          </table:table-cell>
          <table:table-cell office:value-type="float" office:value="0.0000001043101392" calcext:value-type="float">
            <text:p>1,04E-007</text:p>
          </table:table-cell>
          <table:table-cell office:value-type="float" office:value="1.118709445" calcext:value-type="float">
            <text:p>1,118709445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4711074949999" calcext:value-type="float">
            <text:p>0,00047110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31T21:36:07.654089400</dc:date>
    <meta:document-statistic meta:table-count="1" meta:cell-count="121" meta:object-count="0"/>
    <meta:generator>LibreOffice/4.1.4.2$Linux_X86_64 LibreOffice_project/410m0$Build-2</meta:generator>
  </office:meta>
</office:document-meta>
</file>